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-273.15" calcext:value-type="float">
            <text:p>-273.15</text:p>
          </table:table-cell>
          <table:table-cell office:value-type="string" calcext:value-type="string">
            <text:p>ABS_ZERO -273.15 <text:s/>// Celsius</text:p>
          </table:table-cell>
        </table:table-row>
        <table:table-row table:style-name="ro1">
          <table:table-cell/>
          <table:table-cell office:value-type="string" calcext:value-type="string">
            <text:p>#define TEMP_SENSE_PIN A0 <text:s text:c="2"/>// Analogue pin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28" calcext:value-type="float">
            <text:p>3528.00</text:p>
          </table:table-cell>
          <table:table-cell office:value-type="string" calcext:value-type="string">
            <text:p>#define THERMISTOR_BETA 3528.0 // thermistor: RS 538-0806</text:p>
          </table:table-cell>
        </table:table-row>
        <table:table-row table:style-name="ro1">
          <table:table-cell office:value-type="float" office:value="10000" calcext:value-type="float">
            <text:p>10000.00</text:p>
          </table:table-cell>
          <table:table-cell office:value-type="string" calcext:value-type="string">
            <text:p>#define THERMISTOR_SERIES_R 1000 // Ohms in series with the thermistors</text:p>
          </table:table-cell>
        </table:table-row>
        <table:table-row table:style-name="ro1">
          <table:table-cell office:value-type="float" office:value="1000" calcext:value-type="float">
            <text:p>1000.00</text:p>
          </table:table-cell>
          <table:table-cell office:value-type="string" calcext:value-type="string">
            <text:p>#define THERMISTOR_25_R 1000.0 // Thermistor ohms at 25 C = 298.15 K</text:p>
          </table:table-cell>
        </table:table-row>
        <table:table-row table:style-name="ro1">
          <table:table-cell table:formula="of:=1023*3.3" office:value-type="float" office:value="3375.9" calcext:value-type="float">
            <text:p>3375.90</text:p>
          </table:table-cell>
          <table:table-cell office:value-type="string" calcext:value-type="string">
            <text:p>#define AD_RANGE 1023.0 // The A-&gt;D converter that measures temperatures gives an int this big as its max valu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422" calcext:value-type="float">
            <text:p>422.00</text:p>
          </table:table-cell>
          <table:table-cell table:style-name="ce4" office:value-type="string" calcext:value-type="string">
            <text:p>Input Re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1]+[.A4]/LN(([.A10]*[.A5]/([.A7] - [.A10]))/([.A6]*EXP(-[.A4]/(25-[.A1]))))" office:value-type="float" office:value="16.275182083703" calcext:value-type="float">
            <text:p>16.28</text:p>
          </table:table-cell>
          <table:table-cell office:value-type="string" calcext:value-type="string">
            <text:p>Output tem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25-[.A1]" office:value-type="float" office:value="298.15" calcext:value-type="float">
            <text:p>298.15</text:p>
          </table:table-cell>
          <table:table-cell office:value-type="string" calcext:value-type="string">
            <text:p>T0</text:p>
          </table:table-cell>
        </table:table-row>
        <table:table-row table:style-name="ro1">
          <table:table-cell table:style-name="ce2" table:formula="of:=[.A6]*EXP(-[.A4]/[.A14])" office:value-type="float" office:value="0.00726116712119546" calcext:value-type="float">
            <text:p>0.00726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formula="of:=[.A10]*[.A5]/([.A7]-[.A10])" office:value-type="float" office:value="1428.61979078506" calcext:value-type="float">
            <text:p>1428.6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formula="of:=[.A16]/[.A15]" office:value-type="float" office:value="196747.956208707" calcext:value-type="float">
            <text:p>196747.96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formula="of:=LN([.A17])" office:value-type="float" office:value="12.1896787784682" calcext:value-type="float">
            <text:p>12.19</text:p>
          </table:table-cell>
          <table:table-cell office:value-type="string" calcext:value-type="string">
            <text:p>div2</text:p>
          </table:table-cell>
        </table:table-row>
        <table:table-row table:style-name="ro1">
          <table:table-cell table:formula="of:=[.A4]/[.A18]" office:value-type="float" office:value="289.425182083703" calcext:value-type="float">
            <text:p>289.43</text:p>
          </table:table-cell>
          <table:table-cell office:value-type="string" calcext:value-type="string">
            <text:p>temp (K)</text:p>
          </table:table-cell>
        </table:table-row>
        <table:table-row table:style-name="ro1">
          <table:table-cell table:formula="of:=[.A19]+[.A1]" office:value-type="float" office:value="16.275182083703" calcext:value-type="float">
            <text:p>16.28</text:p>
          </table:table-cell>
          <table:table-cell office:value-type="string" calcext:value-type="string">
            <text:p>Output tem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.5" calcext:value-type="float">
            <text:p>18.50</text:p>
          </table:table-cell>
          <table:table-cell table:style-name="ce4" office:value-type="string" calcext:value-type="string">
            <text:p>input temp</text:p>
          </table:table-cell>
        </table:table-row>
        <table:table-row table:style-name="ro1">
          <table:table-cell table:style-name="ce3" table:formula="of:=[.A22]-[.A1]" office:value-type="float" office:value="291.65" calcext:value-type="float">
            <text:p>291.65</text:p>
          </table:table-cell>
          <table:table-cell office:value-type="string" calcext:value-type="string">
            <text:p>abs ip</text:p>
          </table:table-cell>
        </table:table-row>
        <table:table-row table:style-name="ro1">
          <table:table-cell table:formula="of:=[.A6]*EXP([.A4]/[.A23] - [.A4]/[.A14])" office:value-type="float" office:value="1301.76528899464" calcext:value-type="float">
            <text:p>1301.77</text:p>
          </table:table-cell>
          <table:table-cell office:value-type="string" calcext:value-type="string">
            <text:p>output r</text:p>
          </table:table-cell>
        </table:table-row>
        <table:table-row table:style-name="ro1">
          <table:table-cell table:formula="of:=[.A7]*[.A24]/([.A24]+[.A5])" office:value-type="float" office:value="388.844514705714" calcext:value-type="float">
            <text:p>388.84</text:p>
          </table:table-cell>
          <table:table-cell office:value-type="string" calcext:value-type="string">
            <text:p>output re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3.3*[.A24]/([.A24]+[.A5])" office:value-type="float" office:value="0.380102164912721" calcext:value-type="float">
            <text:p>0.38</text:p>
          </table:table-cell>
          <table:table-cell office:value-type="string" calcext:value-type="string">
            <text:p>output volt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41" calcext:value-type="float">
            <text:p>1341.00</text:p>
          </table:table-cell>
          <table:table-cell table:style-name="ce4" office:value-type="string" calcext:value-type="string">
            <text:p>input resistance</text:p>
          </table:table-cell>
        </table:table-row>
        <table:table-row table:style-name="ro1">
          <table:table-cell table:formula="of:=LN([.A29]/[.A6])/(1/[.A23]-1/[.A14])" office:value-type="float" office:value="3925.24387313071" calcext:value-type="float">
            <text:p>3925.24</text:p>
          </table:table-cell>
          <table:table-cell office:value-type="string" calcext:value-type="string">
            <text:p>output beta</text:p>
          </table:table-cell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5:04:47.137815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07:20.624354767</meta:creation-date>
    <dc:date>2018-04-26T12:47:35.376490939</dc:date>
    <meta:editing-duration>P16DT2H36M2S</meta:editing-duration>
    <meta:editing-cycles>10</meta:editing-cycles>
    <meta:generator>LibreOffice/5.1.6.2$Linux_X86_64 LibreOffice_project/10m0$Build-2</meta:generator>
    <meta:document-statistic meta:table-count="1" meta:cell-count="43" meta:object-count="0"/>
  </office:meta>
</office:document-meta>
</file>